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39bcf7" officeooo:paragraph-rsid="0039bcf7"/>
    </style:style>
    <style:style style:name="P5" style:family="paragraph" style:parent-style-name="Text_20_body">
      <style:text-properties officeooo:rsid="006778f7" officeooo:paragraph-rsid="0039bcf7" fo:background-color="transparent"/>
    </style:style>
    <style:style style:name="P6" style:family="paragraph" style:parent-style-name="Text_20_body">
      <style:text-properties officeooo:rsid="007a65cb" officeooo:paragraph-rsid="0039bcf7" fo:background-color="transparent"/>
    </style:style>
    <style:style style:name="P7" style:family="paragraph" style:parent-style-name="Text_20_body">
      <style:text-properties officeooo:paragraph-rsid="003a3ee4" fo:background-color="transparent"/>
    </style:style>
    <style:style style:name="P8" style:family="paragraph" style:parent-style-name="Text_20_body">
      <style:text-properties officeooo:rsid="003a3ee4" officeooo:paragraph-rsid="003a3ee4" fo:background-color="transparent"/>
    </style:style>
    <style:style style:name="P9" style:family="paragraph" style:parent-style-name="Text_20_body">
      <style:text-properties officeooo:paragraph-rsid="0039bcf7"/>
    </style:style>
    <style:style style:name="P10" style:family="paragraph" style:parent-style-name="Text_20_body">
      <style:text-properties officeooo:paragraph-rsid="0039bcf7" fo:background-color="#ffff00"/>
    </style:style>
    <style:style style:name="P11" style:family="paragraph" style:parent-style-name="Text_20_body">
      <style:text-properties officeooo:rsid="003a3ee4" officeooo:paragraph-rsid="003a3ee4"/>
    </style:style>
    <style:style style:name="P12" style:family="paragraph" style:parent-style-name="Text_20_body">
      <style:text-properties officeooo:paragraph-rsid="003a3ee4"/>
    </style:style>
    <style:style style:name="P13" style:family="paragraph" style:parent-style-name="Text_20_body">
      <style:text-properties officeooo:paragraph-rsid="003b1c42"/>
    </style:style>
    <style:style style:name="P14" style:family="paragraph" style:parent-style-name="Text_20_body">
      <style:paragraph-properties fo:text-align="center" style:justify-single-word="false"/>
      <style:text-properties officeooo:paragraph-rsid="003b1c42"/>
    </style:style>
    <style:style style:name="P15" style:family="paragraph" style:parent-style-name="Title">
      <style:text-properties officeooo:rsid="003b1c42" officeooo:paragraph-rsid="003b1c42"/>
    </style:style>
    <style:style style:name="P16" style:family="paragraph" style:parent-style-name="Heading_20_1">
      <style:text-properties officeooo:rsid="003b1c42" officeooo:paragraph-rsid="003b1c42" fo:background-color="#ffff00"/>
    </style:style>
    <style:style style:name="P17" style:family="paragraph" style:parent-style-name="Heading_20_1">
      <style:paragraph-properties fo:break-before="page"/>
      <style:text-properties style:font-name="Liberation Sans" fo:font-size="18.2000007629395pt" fo:font-weight="bold" officeooo:rsid="003b1c42" officeooo:paragraph-rsid="003b1c42" fo:background-color="#ffff00" style:font-name-asian="Microsoft YaHei" style:font-size-asian="18.2000007629395pt" style:font-weight-asian="bold" style:font-name-complex="Lucida Sans" style:font-size-complex="18.2000007629395pt" style:font-weight-complex="bold"/>
    </style:style>
    <style:style style:name="P18" style:family="paragraph" style:parent-style-name="Heading_20_2">
      <style:text-properties officeooo:paragraph-rsid="003a3ee4"/>
    </style:style>
    <style:style style:name="P19" style:family="paragraph" style:parent-style-name="Heading_20_2">
      <style:text-properties style:font-name="Liberation Sans" fo:font-size="16.1000003814697pt" fo:font-weight="bold" officeooo:rsid="003a3ee4" officeooo:paragraph-rsid="003a3ee4" style:font-name-asian="Microsoft YaHei" style:font-size-asian="16.1000003814697pt" style:font-weight-asian="bold" style:font-name-complex="Lucida Sans" style:font-size-complex="16.1000003814697pt" style:font-weight-complex="bold"/>
    </style:style>
    <style:style style:name="P20" style:family="paragraph" style:parent-style-name="Heading_20_2">
      <style:text-properties officeooo:paragraph-rsid="003a3ee4" fo:background-color="transparent"/>
    </style:style>
    <style:style style:name="P21" style:family="paragraph" style:parent-style-name="Heading_20_2">
      <style:text-properties officeooo:rsid="003a3ee4" officeooo:paragraph-rsid="003a3ee4"/>
    </style:style>
    <style:style style:name="P22" style:family="paragraph" style:parent-style-name="Text_20_body" style:list-style-name="">
      <style:text-properties style:font-name="Liberation Sans" fo:font-size="18.2000007629395pt" fo:font-weight="bold" officeooo:rsid="0039bcf7" officeooo:paragraph-rsid="0039bcf7" style:font-name-asian="Microsoft YaHei" style:font-size-asian="18.2000007629395pt" style:font-weight-asian="bold" style:font-name-complex="Lucida Sans" style:font-size-complex="18.2000007629395pt" style:font-weight-complex="bold"/>
    </style:style>
    <style:style style:name="P23" style:family="paragraph" style:parent-style-name="Text_20_body">
      <style:text-properties style:font-name="Liberation Sans" fo:font-size="18.2000007629395pt" fo:font-weight="bold" officeooo:rsid="003b1c42" officeooo:paragraph-rsid="003b1c42" fo:background-color="#ffff00" style:font-name-asian="Microsoft YaHei" style:font-size-asian="18.2000007629395pt" style:font-weight-asian="bold" style:font-name-complex="Lucida Sans" style:font-size-complex="18.2000007629395pt" style:font-weight-complex="bold"/>
    </style:style>
    <style:style style:name="P24" style:family="paragraph" style:parent-style-name="Text_20_body">
      <style:text-properties officeooo:rsid="003a3ee4" officeooo:paragraph-rsid="003a3ee4" fo:background-color="#ffff00"/>
    </style:style>
    <style:style style:name="P25" style:family="paragraph" style:parent-style-name="Text_20_body">
      <style:text-properties officeooo:rsid="003b1c42" officeooo:paragraph-rsid="003b1c42" fo:background-color="#ffff00"/>
    </style:style>
    <style:style style:name="P26" style:family="paragraph" style:parent-style-name="Text_20_body">
      <style:text-properties officeooo:paragraph-rsid="003ce56f"/>
    </style:style>
    <style:style style:name="P27" style:family="paragraph" style:parent-style-name="Text_20_body">
      <style:text-properties officeooo:rsid="003ce56f" officeooo:paragraph-rsid="003ce56f"/>
    </style:style>
    <style:style style:name="P28" style:family="paragraph" style:parent-style-name="Text_20_body">
      <style:text-properties officeooo:rsid="003b1c42" officeooo:paragraph-rsid="003b1c42"/>
    </style:style>
    <style:style style:name="P29" style:family="paragraph" style:parent-style-name="Title">
      <style:text-properties officeooo:rsid="003b1c42" officeooo:paragraph-rsid="003b1c42"/>
    </style:style>
    <style:style style:name="T1" style:family="text">
      <style:text-properties style:font-name="Liberation Sans" fo:font-size="16.1000003814697pt" fo:font-weight="bold" officeooo:rsid="0039bcf7"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8.2000007629395pt" fo:font-weight="bold" officeooo:rsid="003a3ee4" style:font-name-asian="Microsoft YaHei" style:font-size-asian="18.2000007629395pt" style:font-weight-asian="bold" style:font-name-complex="Lucida Sans" style:font-size-complex="18.2000007629395pt" style:font-weight-complex="bold"/>
    </style:style>
    <style:style style:name="T3" style:family="text">
      <style:text-properties officeooo:rsid="0039bcf7"/>
    </style:style>
    <style:style style:name="T4" style:family="text">
      <style:text-properties officeooo:rsid="006d8331"/>
    </style:style>
    <style:style style:name="T5" style:family="text">
      <style:text-properties officeooo:rsid="006e7db2"/>
    </style:style>
    <style:style style:name="T6" style:family="text">
      <style:text-properties style:font-name="Arial" officeooo:rsid="00d33eb9"/>
    </style:style>
    <style:style style:name="T7" style:family="text">
      <style:text-properties style:font-name="Arial" officeooo:rsid="00e1161c"/>
    </style:style>
    <style:style style:name="T8" style:family="text">
      <style:text-properties officeooo:rsid="00d403e4"/>
    </style:style>
    <style:style style:name="T9" style:family="text">
      <style:text-properties style:text-position="super 58%" officeooo:rsid="0070f854" fo:background-color="transparent" loext:char-shading-value="0"/>
    </style:style>
    <style:style style:name="T10" style:family="text">
      <style:text-properties officeooo:rsid="00731c8c"/>
    </style:style>
    <style:style style:name="T11" style:family="text">
      <style:text-properties officeooo:rsid="0039bcf7" fo:background-color="transparent" loext:char-shading-value="0"/>
    </style:style>
    <style:style style:name="T12" style:family="text">
      <style:text-properties officeooo:rsid="0070f854" fo:background-color="transparent" loext:char-shading-value="0"/>
    </style:style>
    <style:style style:name="T13" style:family="text">
      <style:text-properties officeooo:rsid="00731c8c" fo:background-color="transparent" loext:char-shading-value="0"/>
    </style:style>
    <style:style style:name="T14" style:family="text">
      <style:text-properties officeooo:rsid="005d41d8"/>
    </style:style>
    <style:style style:name="T15" style:family="text">
      <style:text-properties officeooo:rsid="003a3ee4"/>
    </style:style>
    <style:style style:name="T16" style:family="text">
      <style:text-properties officeooo:rsid="003b1c42"/>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itouan MAGNIN</text:p>
      <text:p text:style-name="P27">Julien OUDOT</text:p>
      <text:p text:style-name="P27">Titouan NICOT</text:p>
      <text:p text:style-name="P15"/>
      <text:p text:style-name="P28"/>
      <text:p text:style-name="P28"/>
      <text:p text:style-name="P28"/>
      <text:p text:style-name="P15">Société eCasque</text:p>
      <text:p text:style-name="P15">Business Plan</text:p>
      <text:p text:style-name="P13"/>
      <text:p text:style-name="P13"/>
      <text:p text:style-name="P13"/>
      <text:p text:style-name="P13"/>
      <text:p text:style-name="P13"/>
      <text:p text:style-name="P13"/>
      <text:p text:style-name="P14">STRICTEMENT CONFIDENTIEL </text:p>
      <text:p text:style-name="P14">[<text:span text:style-name="T16">25/04/202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1"><text:a xlink:type="simple" xlink:href="#__RefHeading___Toc3807_1300293181" text:style-name="Index_20_Link" text:visited-style-name="Index_20_Link">1 L’entreprise<text:tab/>3</text:a></text:p>
          <text:p text:style-name="P1"><text:a xlink:type="simple" xlink:href="#__RefHeading___Toc3809_1300293181" text:style-name="Index_20_Link" text:visited-style-name="Index_20_Link">2 Produits et Services<text:tab/>3</text:a></text:p>
          <text:p text:style-name="P1"><text:a xlink:type="simple" xlink:href="#__RefHeading___Toc3811_1300293181" text:style-name="Index_20_Link" text:visited-style-name="Index_20_Link">3 Etude de Marché<text:tab/>3</text:a></text:p>
          <text:p text:style-name="P2"><text:a xlink:type="simple" xlink:href="#__RefHeading___Toc3813_1300293181" text:style-name="Index_20_Link" text:visited-style-name="Index_20_Link">3.1 Concurrent et segmentation du marché<text:tab/>3</text:a></text:p>
          <text:p text:style-name="P1"><text:a xlink:type="simple" xlink:href="#__RefHeading___Toc3815_1300293181" text:style-name="Index_20_Link" text:visited-style-name="Index_20_Link">4 La stratégie<text:tab/>4</text:a></text:p>
          <text:p text:style-name="P2"><text:a xlink:type="simple" xlink:href="#__RefHeading___Toc3817_1300293181" text:style-name="Index_20_Link" text:visited-style-name="Index_20_Link">4.1 Objectif du projet<text:tab/>4</text:a></text:p>
          <text:p text:style-name="P2"><text:a xlink:type="simple" xlink:href="#__RefHeading___Toc3819_1300293181" text:style-name="Index_20_Link" text:visited-style-name="Index_20_Link">4.2 Fidélisation des clients<text:tab/>4</text:a></text:p>
          <text:p text:style-name="P2"><text:a xlink:type="simple" xlink:href="#__RefHeading___Toc3821_1300293181" text:style-name="Index_20_Link" text:visited-style-name="Index_20_Link">4.3 Enjeux<text:tab/>4</text:a></text:p>
          <text:p text:style-name="P1"><text:a xlink:type="simple" xlink:href="#__RefHeading___Toc3823_1300293181" text:style-name="Index_20_Link" text:visited-style-name="Index_20_Link">5 Le plan financier<text:tab/>4</text:a></text:p>
          <text:p text:style-name="P2"><text:a xlink:type="simple" xlink:href="#__RefHeading___Toc3825_1300293181" text:style-name="Index_20_Link" text:visited-style-name="Index_20_Link">5.1 Chiffre d'affaires actuel de l’entreprise<text:tab/>4</text:a></text:p>
          <text:p text:style-name="P2"><text:a xlink:type="simple" xlink:href="#__RefHeading___Toc3827_1300293181" text:style-name="Index_20_Link" text:visited-style-name="Index_20_Link">5.2 Le coup du projet<text:tab/>5</text:a></text:p>
          <text:p text:style-name="P2"><text:a xlink:type="simple" xlink:href="#__RefHeading___Toc3829_1300293181" text:style-name="Index_20_Link" text:visited-style-name="Index_20_Link">5.3 Prévision de ventes<text:tab/>5</text:a></text:p>
        </text:index-body>
      </text:table-of-content>
      <text:h text:style-name="P22" text:outline-level="1"/>
      <text:h text:style-name="P17" text:outline-level="1">Résumé</text:h>
      <text:p text:style-name="P23">...</text:p>
      <text:p text:style-name="P23">...</text:p>
      <text:h text:style-name="Heading_20_1" text:outline-level="1"><text:bookmark-start text:name="__RefHeading___Toc3807_1300293181"/>L’entreprise<text:bookmark-end text:name="__RefHeading___Toc3807_1300293181"/></text:h>
      <text:p text:style-name="Text_20_body">L’entreprise eCasques est une boutique de vente de casques. Elle vend ses produits en ligne par le biais d’un site Internet, et dans ses magasins présents à Belfort, Lyon et Dijon.</text:p>
      <text:p text:style-name="P5">L’entreprise fut <text:span text:style-name="T4">crée en juin 20</text:span><text:span text:style-name="T5">17</text:span></text:p>
      <text:p text:style-name="P9"><text:span text:style-name="T11">Un</text:span><text:span text:style-name="T12"> 1</text:span><text:span text:style-name="T9">er</text:span><text:span text:style-name="T12"> magasin fut ouvert dans Belfort à la création de l’entreprise. </text:span><text:span text:style-name="T13">D’autres magasins furent ouvert par la suite dans d’autres ville comme Lyon et Dijon.</text:span></text:p>
      <text:p text:style-name="P6"><text:span text:style-name="T13">En </text:span><text:span text:style-name="T6">juin</text:span><text:span text:style-name="T13"> 20</text:span><text:span text:style-name="T8">19</text:span><text:span text:style-name="T10">, </text:span><text:span text:style-name="T3">un premier site web a été créé.</text:span></text:p>
      <text:h text:style-name="Heading_20_1" text:outline-level="1"><text:bookmark-start text:name="__RefHeading___Toc3809_1300293181"/>Produits et Services<text:bookmark-end text:name="__RefHeading___Toc3809_1300293181"/></text:h>
      <text:p text:style-name="P9">L’entreprise vend des casques de tout types. Ils varient du casque de chantier au casque de musique.</text:p>
      <text:p text:style-name="P9">La clientèle de l’enseigne est donc variée, avec des particuliers et des entreprises. <text:span text:style-name="T3">Mais l</text:span>e but du site est de cibler les jeunes de 18 à 25 qui font beaucoup leurs achats en ligne.</text:p>
      <text:p text:style-name="P10">t le réseau de distribution utilisé </text:p>
      <text:h text:style-name="Heading_20_1" text:outline-level="1"><text:bookmark-start text:name="__RefHeading___Toc3811_1300293181"/>Etude de Marché<text:bookmark-end text:name="__RefHeading___Toc3811_1300293181"/></text:h>
      <text:h text:style-name="Heading_20_2" text:outline-level="2"><text:bookmark-start text:name="__RefHeading___Toc3813_1300293181"/>C<text:span text:style-name="T3">oncurrent et segmentation du marché</text:span><text:bookmark-end text:name="__RefHeading___Toc3813_1300293181"/></text:h>
      <text:p text:style-name="P4">En plus des gros sites de ventes en ligne, comme Amazone, il y a plusieurs spécialiste de de ventes de casque en ligne comme<text:span text:style-name="T14"> </text:span><text:span text:style-name="T7">iCasque</text:span><text:span text:style-name="T14"> : (</text:span><text:a xlink:type="simple" xlink:href="https://www.icasque.com/" text:style-name="Internet_20_link" text:visited-style-name="Visited_20_Internet_20_Link"><text:span text:style-name="T14">https://www.icasque.com/</text:span></text:a><text:span text:style-name="T14">) </text:span>et <text:span text:style-name="T14">Centrale du casque : (</text:span><text:a xlink:type="simple" xlink:href="https://www.centrale-du-casque.com/" text:style-name="Internet_20_link" text:visited-style-name="Visited_20_Internet_20_Link"><text:span text:style-name="T14">https://www.centrale-du-casque.com/</text:span></text:a><text:span text:style-name="T14">).</text:span></text:p>
      <text:p text:style-name="P4">Dans le diagramme suivant, la zone de eCasque représente le premier site de l’entreprise.</text:p>
      <text:p text:style-name="P4"/>
      <text:p text:style-name="P4">On peut en déduire, que le site eCasque, n’est pas majoritaire et qu’il lui faut s’améliorer.</text:p>
      <text:h text:style-name="Heading_20_1" text:outline-level="1"><text:bookmark-start text:name="__RefHeading___Toc3815_1300293181"/>La stratégie<text:bookmark-end text:name="__RefHeading___Toc3815_1300293181"/></text:h>
      <text:h text:style-name="P18" text:outline-level="2"><text:bookmark-start text:name="__RefHeading___Toc3817_1300293181"/>Objectif <text:span text:style-name="T15">du projet</text:span><text:bookmark-end text:name="__RefHeading___Toc3817_1300293181"/></text:h>
      <text:p text:style-name="P12">Le projet consiste en la création d’un nouveau site internet de vente pour l’entreprise. Le nouveau site remplacera l’ancien, qui présentait de nombreux défauts et ne permettant pas aux clients d’acheter en ligne.</text:p>
      <text:p text:style-name="P26">L’o</text:p>
      <text:p text:style-name="P26"><draw:frame draw:style-name="fr1" draw:name="Objet3" text:anchor-type="char" svg:width="16cm" svg:height="8.999cm" draw:z-index="2"><draw:object xlink:href="./Object 3" xlink:type="simple" xlink:show="embed" xlink:actuate="onLoad"/><draw:image xlink:href="./ObjectReplacements/Object 3" xlink:type="simple" xlink:show="embed" xlink:actuate="onLoad"/></draw:frame><text:soft-page-break/>bjectif du nouveau site est donc d’améliorer les ventes de l’entreprise en permettant aux clients d’acheter en ligne leur casque. Le marché du Web étant mal exploité par l’entreprise, la création du site devrait faire augmenter le chiffre d’affaire rapidement.</text:p>
      <text:h text:style-name="P19" text:outline-level="2"><text:bookmark-start text:name="__RefHeading___Toc3819_1300293181"/>Fidélisation des clients<text:bookmark-end text:name="__RefHeading___Toc3819_1300293181"/></text:h>
      <text:p text:style-name="Text_20_body">Afin de concurrencer les autres entreprises vendant des casques, eCasques mène une politique de fidélisation de ses clients. </text:p>
      <text:p text:style-name="Text_20_body">Pour cela, les clients fidèles obtiennent couramment des coupons de réductions et des tests de nouveaux casques.</text:p>
      <text:h text:style-name="Heading_20_2" text:outline-level="2"><text:bookmark-start text:name="__RefHeading___Toc3821_1300293181"/>Enjeux<text:bookmark-end text:name="__RefHeading___Toc3821_1300293181"/></text:h>
      <text:p text:style-name="P11">Cette stratégie comporte peu de risque, car cela coute presque rien a l’entreprise.</text:p>
      <text:p text:style-name="P24">… </text:p>
      <text:p text:style-name="P24"/>
      <text:h text:style-name="P16" text:outline-level="1">Opération → partie a mettre ??</text:h>
      <text:p text:style-name="P25">…</text:p>
      <text:p text:style-name="P25">...</text:p>
      <text:h text:style-name="Heading_20_1" text:outline-level="1"><text:bookmark-start text:name="__RefHeading___Toc3823_1300293181"/>Le <text:span text:style-name="T2">plan</text:span> financier<text:bookmark-end text:name="__RefHeading___Toc3823_1300293181"/></text:h>
      <text:h text:style-name="P20" text:outline-level="2"><text:bookmark-start text:name="__RefHeading___Toc3825_1300293181"/><text:span text:style-name="T1">C</text:span>hiffre d'affaires<text:bookmark text:name="page21R_mcid7"/> <text:span text:style-name="T15">actuel </text:span>de l’entreprise <text:bookmark-end text:name="__RefHeading___Toc3825_1300293181"/></text:h>
      <text:p text:style-name="P7">L’entreprise a un chiffre d’affaire d’environ 3 millions par ans, en <text:s/>augmentation depuis 2019.</text:p>
      <text:p text:style-name="P8"><draw:frame draw:style-name="fr3" draw:name="Objet1" text:anchor-type="char" svg:x="2.219cm" svg:y="0.277cm" svg:width="12.564cm" svg:height="7.068cm" draw:z-index="1"><draw:object xlink:href="./Object 1" xlink:type="simple" xlink:show="embed" xlink:actuate="onLoad"/><draw:image xlink:href="./ObjectReplacements/Object 1" xlink:type="simple" xlink:show="embed" xlink:actuate="onLoad"/><svg:desc>diagramme</svg:desc></draw:frame><text:soft-page-break/>On voit donc que l’entreprise est pérenne et rentable.</text:p>
      <text:h text:style-name="P21" text:outline-level="2"><text:bookmark-start text:name="__RefHeading___Toc3827_1300293181"/>Le coup du projet<text:bookmark-end text:name="__RefHeading___Toc3827_1300293181"/></text:h>
      <text:p text:style-name="P13">Le budget initial donné par l’entreprise était de 200 000 euros.</text:p>
      <text:p text:style-name="P13"><text:bookmark text:name="page21R_mcid12"/>Afin de créer le site Internet de eCasques, un loca<text:span text:style-name="T16">l doit</text:span> être loué pour héberger l’équipe de développement.</text:p>
      <text:p text:style-name="P12">L’équipe <text:span text:style-name="T16">est </text:span>composé de 3 développeurs <text:span text:style-name="T16">qui</text:span> <text:span text:style-name="T16">doivent</text:span> être muni d’ordinateurs fonctionnels pour travailler.</text:p>
      <text:p text:style-name="P12">Enfin, un serveur <text:span text:style-name="T16">devrait</text:span> être acheté pour faire fonctionner le site Web.</text:p>
      <text:h text:style-name="Heading_20_2" text:outline-level="2"><text:bookmark-start text:name="__RefHeading___Toc3829_1300293181"/>Prévision de ventes<text:bookmark-end text:name="__RefHeading___Toc3829_1300293181"/></text:h>
      <text:p text:style-name="Text_20_body">Le fait que l’entreprise n’ai pas exploité pleinement le marché du Web lui fera aussi retrouver son gain plus rapidement.</text:p>
      <text:p text:style-name="Text_20_body">Au final, il est estimé qu’il faudra environ 1 an pour voir une augmentation du chiffre d’affaire de l’entreprise.</text:p>
      <text:p text:style-name="Standard"/>
      <text:p text:style-name="Standard"/>
      <text:p text:style-name="Standard"><draw:frame draw:style-name="fr2" draw:name="Objet2" text:anchor-type="char" svg:width="15.998cm" svg:height="8.999cm" draw:z-index="0"><draw:object xlink:href="./Object 2" xlink:type="simple" xlink:show="embed" xlink:actuate="onLoad"/><draw:image xlink:href="./ObjectReplacements/Object 2" xlink:type="simple" xlink:show="embed" xlink:actuate="onLoad"/><svg:desc>diagramme</svg:desc></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3cm" fo:text-indent="0.10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4-24T17:03:05.308000000</meta:creation-date>
    <dc:date>2022-04-25T10:45:55.256000000</dc:date>
    <meta:editing-duration>PT40M41S</meta:editing-duration>
    <meta:editing-cycles>36</meta:editing-cycles>
    <meta:generator>LibreOffice/6.4.7.2$Windows_X86_64 LibreOffice_project/639b8ac485750d5696d7590a72ef1b496725cfb5</meta:generator>
    <meta:document-statistic meta:table-count="0" meta:image-count="0" meta:object-count="3" meta:page-count="6" meta:paragraph-count="63" meta:word-count="570" meta:character-count="3402" meta:non-whitespace-character-count="290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563cm" svg:height="7.067cm" xlink:href="." xlink:type="simple" chart:class="chart:bar" chart:style-name="ch1">
        <chart:legend chart:legend-position="end" svg:x="8.077cm" svg:y="3.035cm" style:legend-expansion="high" chart:style-name="ch2"/>
        <chart:plot-area chart:style-name="ch3" chart:data-source-has-labels="both" svg:x="0.251cm" svg:y="0.141cm" svg:width="7.575cm" svg:height="6.785cm">
          <chartooo:coordinate-region svg:x="0.687cm" svg:y="0.34cm" svg:width="7.139cm" svg:height="5.939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hiffre d'affaires (en millions)</text:p>
              </table:table-cell>
            </table:table-row>
          </table:table-header-rows>
          <table:table-rows>
            <table:table-row>
              <table:table-cell office:value-type="string">
                <text:p>2017</text:p>
              </table:table-cell>
              <table:table-cell office:value-type="float" office:value="0.5">
                <text:p>0.5</text:p>
              </table:table-cell>
            </table:table-row>
            <table:table-row>
              <table:table-cell office:value-type="string">
                <text:p>2018</text:p>
              </table:table-cell>
              <table:table-cell office:value-type="float" office:value="1.8">
                <text:p>1.8</text:p>
              </table:table-cell>
            </table:table-row>
            <table:table-row>
              <table:table-cell office:value-type="string">
                <text:p>2019</text:p>
              </table:table-cell>
              <table:table-cell office:value-type="float" office:value="1.5">
                <text:p>1.5</text:p>
              </table:table-cell>
            </table:table-row>
            <table:table-row>
              <table:table-cell office:value-type="string">
                <text:p>2020</text:p>
              </table:table-cell>
              <table:table-cell office:value-type="float" office:value="2.5">
                <text:p>2.5</text:p>
              </table:table-cell>
            </table:table-row>
            <table:table-row>
              <table:table-cell office:value-type="string">
                <text:p>2021</text:p>
              </table:table-cell>
              <table:table-cell office:value-type="float" office:value="3.3">
                <text:p>3.3</text:p>
              </table:table-cell>
            </table:table-row>
            <table:table-row>
              <table:table-cell office:value-type="string">
                <text:p>2022</text:p>
              </table:table-cell>
              <table:table-cell office:value-type="float" office:value="5">
                <text:p>5</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0.798cm" svg:y="4.2cm" style:legend-expansion="high" chart:style-name="ch2"/>
        <chart:plot-area chart:style-name="ch3" chart:data-source-has-labels="both" svg:x="0.374cm" svg:y="0.181cm" svg:width="9.941cm" svg:height="8.631cm">
          <chartooo:coordinate-region svg:x="0.81cm" svg:y="0.38cm" svg:width="9.505cm" svg:height="7.78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hiffre d'affaires (en millions)</text:p>
              </table:table-cell>
            </table:table-row>
          </table:table-header-rows>
          <table:table-rows>
            <table:table-row>
              <table:table-cell office:value-type="string">
                <text:p>2022</text:p>
              </table:table-cell>
              <table:table-cell office:value-type="float" office:value="5">
                <text:p>5</text:p>
              </table:table-cell>
            </table:table-row>
            <table:table-row>
              <table:table-cell office:value-type="string">
                <text:p>2023</text:p>
              </table:table-cell>
              <table:table-cell office:value-type="float" office:value="6">
                <text:p>6</text:p>
              </table:table-cell>
            </table:table-row>
            <table:table-row>
              <table:table-cell office:value-type="string">
                <text:p>2024</text:p>
              </table:table-cell>
              <table:table-cell office:value-type="float" office:value="8">
                <text:p>8</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circle" chart:style-name="ch1">
        <chart:legend chart:legend-position="end" svg:x="11.804cm" svg:y="2.955cm" style:legend-expansion="high" chart:style-name="ch2"/>
        <chart:plot-area chart:style-name="ch3" chart:data-source-has-labels="both" svg:x="0.319cm" svg:y="0.179cm" svg:width="11.166cm" svg:height="8.641cm">
          <chartooo:coordinate-region svg:x="1.582cm" svg:y="0.18cm" svg:width="8.64cm" svg:height="8.6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mazone</text:p>
              </table:table-cell>
              <table:table-cell office:value-type="float" office:value="7">
                <text:p>7</text:p>
              </table:table-cell>
            </table:table-row>
            <table:table-row>
              <table:table-cell office:value-type="string">
                <text:p>Autres sites générales</text:p>
              </table:table-cell>
              <table:table-cell office:value-type="float" office:value="13">
                <text:p>13</text:p>
              </table:table-cell>
            </table:table-row>
            <table:table-row>
              <table:table-cell office:value-type="string">
                <text:p>Icasque</text:p>
              </table:table-cell>
              <table:table-cell office:value-type="float" office:value="30">
                <text:p>30</text:p>
              </table:table-cell>
            </table:table-row>
            <table:table-row>
              <table:table-cell office:value-type="string">
                <text:p>centrale du casque</text:p>
              </table:table-cell>
              <table:table-cell office:value-type="float" office:value="20">
                <text:p>20</text:p>
              </table:table-cell>
            </table:table-row>
            <table:table-row>
              <table:table-cell office:value-type="string">
                <text:p>eCasque</text:p>
              </table:table-cell>
              <table:table-cell office:value-type="float" office:value="10">
                <text:p>10</text:p>
              </table:table-cell>
            </table:table-row>
            <table:table-row>
              <table:table-cell office:value-type="string">
                <text:p>Autres</text:p>
              </table:table-cell>
              <table:table-cell office:value-type="float" office:value="20">
                <text:p>20</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